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aba6" officeooo:paragraph-rsid="0002aba6"/>
    </style:style>
    <style:style style:name="P2" style:family="paragraph" style:parent-style-name="Standard">
      <style:text-properties officeooo:paragraph-rsid="0002aba6"/>
    </style:style>
    <style:style style:name="P3" style:family="paragraph" style:parent-style-name="Standard">
      <style:text-properties officeooo:rsid="0002e2ce" officeooo:paragraph-rsid="0002e2ce"/>
    </style:style>
    <style:style style:name="P4" style:family="paragraph" style:parent-style-name="Standard">
      <style:text-properties officeooo:rsid="00048e8f" officeooo:paragraph-rsid="00048e8f"/>
    </style:style>
    <style:style style:name="P5" style:family="paragraph" style:parent-style-name="Standard">
      <style:text-properties officeooo:rsid="00057e16" officeooo:paragraph-rsid="00057e16"/>
    </style:style>
    <style:style style:name="P6" style:family="paragraph" style:parent-style-name="Standard">
      <style:text-properties officeooo:rsid="00057e16" officeooo:paragraph-rsid="00058946"/>
    </style:style>
    <style:style style:name="P7" style:family="paragraph" style:parent-style-name="Standard">
      <style:text-properties officeooo:rsid="00058946" officeooo:paragraph-rsid="00058946"/>
    </style:style>
    <style:style style:name="P8" style:family="paragraph" style:parent-style-name="Standard">
      <style:text-properties officeooo:rsid="00071032" officeooo:paragraph-rsid="00071032"/>
    </style:style>
    <style:style style:name="P9" style:family="paragraph" style:parent-style-name="Standard">
      <style:text-properties officeooo:rsid="0008776d" officeooo:paragraph-rsid="0008776d"/>
    </style:style>
    <style:style style:name="P10" style:family="paragraph" style:parent-style-name="Standard">
      <style:text-properties officeooo:rsid="0008b32f" officeooo:paragraph-rsid="0008b32f"/>
    </style:style>
    <style:style style:name="P11" style:family="paragraph" style:parent-style-name="Standard">
      <style:text-properties officeooo:rsid="00090db1" officeooo:paragraph-rsid="00090db1"/>
    </style:style>
    <style:style style:name="P12" style:family="paragraph" style:parent-style-name="Standard">
      <style:text-properties officeooo:rsid="000b0c9f" officeooo:paragraph-rsid="000b0c9f"/>
    </style:style>
    <style:style style:name="P13" style:family="paragraph" style:parent-style-name="Standard">
      <style:text-properties officeooo:rsid="000cb532" officeooo:paragraph-rsid="000cb532"/>
    </style:style>
    <style:style style:name="P14" style:family="paragraph" style:parent-style-name="Standard">
      <style:text-properties officeooo:rsid="000cc063" officeooo:paragraph-rsid="000cc063"/>
    </style:style>
    <style:style style:name="P15" style:family="paragraph" style:parent-style-name="Standard">
      <style:text-properties officeooo:rsid="00090db1" officeooo:paragraph-rsid="0008b32f"/>
    </style:style>
    <style:style style:name="P16" style:family="paragraph" style:parent-style-name="Standard">
      <style:text-properties officeooo:rsid="000cc063" officeooo:paragraph-rsid="000b0c9f"/>
    </style:style>
    <style:style style:name="T1" style:family="text">
      <style:text-properties officeooo:rsid="0002aba6"/>
    </style:style>
    <style:style style:name="T2" style:family="text">
      <style:text-properties officeooo:rsid="00058946"/>
    </style:style>
    <style:style style:name="T3" style:family="text">
      <style:text-properties officeooo:rsid="0008776d"/>
    </style:style>
    <style:style style:name="T4" style:family="text">
      <style:text-properties officeooo:rsid="000fa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brane technologie DevOps Wykład <text:span text:style-name="T1">10</text:span> <text:span text:style-name="T1">14</text:span>.06.2020</text:p>
      <text:p text:style-name="Standard"/>
      <text:p text:style-name="P1">Deployment rozciąga się na wiele nodów</text:p>
      <text:p text:style-name="P1">Pod1 może fizycznie trafić na jedną maszynę</text:p>
      <text:p text:style-name="P1"/>
      <text:p text:style-name="P3">DB deployment – deployment związany z bazą danych</text:p>
      <text:p text:style-name="P3">nie robimy więcej replik serwera bazodanowego niż 1, bo wiele baz danyc<text:span text:style-name="T4">h</text:span>, które odnoszą się do tego samego miejsca na dysku jest przepisem na duże kłopoty</text:p>
      <text:p text:style-name="P3"/>
      <text:p text:style-name="P3">co innego są bazy o różnej dostępności: master, slave, …</text:p>
      <text:p text:style-name="P3">to coś innego niż zduplikowanie poda w którym działa np. postgres</text:p>
      <text:p text:style-name="P3"/>
      <text:p text:style-name="P3"/>
      <text:p text:style-name="P4">ruch wychodzący egres</text:p>
      <text:p text:style-name="P4">ruch przychodzący</text:p>
      <text:p text:style-name="P4"/>
      <text:p text:style-name="P5">Pojęcie wysokiej dostępnoś<text:span text:style-name="T4">c</text:span>i:</text:p>
      <text:p text:style-name="P5">- w przypadku awarii jednego z nodeów można podnosić (replicaset)</text:p>
      <text:p text:style-name="P5">→ gdy fizyczna awaria, sam klaster wewnątrz ma zdolność odtworzenia wszystkich elementów, ale co z dostępem z zewnątrz</text:p>
      <text:p text:style-name="P5">Mamy wtedy sprawdzanie czy żyje (healthness – health probe) i czy daje radę przetworzyć żądania (readiness – rediness probe) node, próbkowanie takie, jak nie żyje lub jest przeciążony to przekierowanie na inną maszynę, na inny node, może przekierować ruch nawet do konkretnego poda, może ominąć cluster ip i przekierować na konkretnego poda na innej maszynie</text:p>
      <text:p text:style-name="P5">te rzeczy nazywane są load balancingiem (Load balancer)</text:p>
      <text:p text:style-name="P5"/>
      <text:p text:style-name="P5">reverse proxy:</text:p>
      <text:p text:style-name="P5">- <text:span text:style-name="T2">health prove,</text:span></text:p>
      <text:p text:style-name="P5">- <text:span text:style-name="T2">readiness probe.</text:span></text:p>
      <text:p text:style-name="P5"/>
      <text:p text:style-name="P5">load balancer - </text:p>
      <text:p text:style-name="P7">Load balancing:</text:p>
      <text:p text:style-name="P6">- dociążanie serwerów,</text:p>
      <text:p text:style-name="P6">- rozpraszanie ruchu,</text:p>
      <text:p text:style-name="P7">- session affinity/sticy session.</text:p>
      <text:p text:style-name="P7"/>
      <text:p text:style-name="P7">Dzisiaj już nie wystawimy strony bez TLSa (TLS – Transport Layer Security (mając na myśli cerftyikaty), które błędnie jest wiązany z pojęciem SSL), bez tego przeglądarka uzna stronę za niebezpieczną, TLS - zabezpieczone w warstwie transportowej</text:p>
      <text:p text:style-name="P7"/>
      <text:p text:style-name="P7">TLS termination – które nas zabezpiecza i mówi, że wewnątrz mamy http ruch, a na zewnątrz https</text:p>
      <text:p text:style-name="P7"/>
      <text:p text:style-name="P7">Kiedyś LoadBalancer jako twór kubernetesowy, poza klastrem, serwis load balancer który byłby dostaraczony przez dostawców chmurowych</text:p>
      <text:p text:style-name="P7"/>
      <text:p text:style-name="P8">ingres – normalny byt kubernetesowy z dostępem na zewnątrz</text:p>
      <text:p text:style-name="P8"/>
      <text:p text:style-name="P8"/>
      <text:p text:style-name="P8">layer 7 – warstwy sieciowe – warstwa aplikacji</text:p>
      <text:p text:style-name="P8">warstw<text:span text:style-name="T4">a</text:span> 4 – wars<text:span text:style-name="T4">t</text:span>wa transportu</text:p>
      <text:p text:style-name="P8"/>
      <text:p text:style-name="P8"/>
      <text:p text:style-name="P8"><text:soft-page-break/>Dobre programy:</text:p>
      <text:p text:style-name="P8">- keylock – dobry rzecz do uwierzytelniania i autoryzacji</text:p>
      <text:p text:style-name="P8">- ElasticSerach</text:p>
      <text:p text:style-name="P8">- Kibana</text:p>
      <text:p text:style-name="P8"/>
      <text:p text:style-name="P9">W kubernetesie ingre<text:span text:style-name="T4">s</text:span>s jako byt, jest normalnym bytem, serwisem jak cluster ip, jak nodeport.</text:p>
      <text:p text:style-name="P9">Natomiast mamy różnych dostawców ingresów.</text:p>
      <text:p text:style-name="P9">Nr 1: nginx ingress controller</text:p>
      <text:p text:style-name="P9">Nr 2: ha proxy</text:p>
      <text:p text:style-name="P9"/>
      <text:p text:style-name="P10">Jak chcemy ingressa to musimy wybrać controller, najczęściej jest to <text:span text:style-name="T3">nginx ingress controller</text:span></text:p>
      <text:p text:style-name="P10"/>
      <text:p text:style-name="P10">Różnica <text:span text:style-name="T3">nginx ingress controller</text:span>L ubernetes/niginx-ingress<text:span text:style-name="T3"> </text:span>między dostarczonym przeNGINX inc. nginxinx/kubernetes-ingress</text:p>
      <text:p text:style-name="P15"/>
      <text:p text:style-name="P11"/>
      <text:p text:style-name="P12">dla minikube</text:p>
      <text:p text:style-name="P12">instaacja jest w kube-system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08:41:56.581013024</meta:creation-date>
    <dc:date>2020-06-21T02:52:53.037289809</dc:date>
    <meta:editing-duration>PT31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49" meta:character-count="2402" meta:non-whitespace-character-count="2082"/>
  </office:meta>
</office:document-meta>
</file>